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11D75A000006B8000006B8E3416CEFBD4E63F4.svg" manifest:media-type="image/svg+xml"/>
  <manifest:file-entry manifest:full-path="Pictures/100000010000004100000041EB9C1BCB898DB5B0.png" manifest:media-type="image/png"/>
  <manifest:file-entry manifest:full-path="Pictures/1015A969000069F0000069F0D5AD5EB3861CE32E.svg" manifest:media-type="image/svg+xml"/>
  <manifest:file-entry manifest:full-path="Pictures/10000001000002C3000002C3FB761D20F4E1CE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719cm" svg:height="1.719cm" svg:x="7.006cm" svg:y="3.788cm">
          <draw:image xlink:href="Pictures/1011D75A000006B8000006B8E3416CEFBD4E63F4.svg" xlink:type="simple" xlink:show="embed" xlink:actuate="onLoad" draw:mime-type="image/svg+xml">
            <text:p/>
          </draw:image>
          <draw:image xlink:href="Pictures/100000010000004100000041EB9C1BCB898DB5B0.png" xlink:type="simple" xlink:show="embed" xlink:actuate="onLoad" draw:mime-type="image/png"/>
        </draw:frame>
        <draw:frame draw:style-name="gr2" draw:text-style-name="P2" draw:layer="layout" svg:width="19.589cm" svg:height="19.589cm" svg:x="1.001cm" svg:y="7.351cm">
          <draw:image xlink:href="Pictures/1015A969000069F0000069F0D5AD5EB3861CE32E.svg" xlink:type="simple" xlink:show="embed" xlink:actuate="onLoad" draw:mime-type="image/svg+xml">
            <text:p/>
          </draw:image>
          <draw:image xlink:href="Pictures/10000001000002C3000002C3FB761D20F4E1CE08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30T10:28:29.827000000</meta:creation-date>
    <meta:generator>LibreOffice/7.3.2.2$Windows_X86_64 LibreOffice_project/49f2b1bff42cfccbd8f788c8dc32c1c309559be0</meta:generator>
    <dc:date>2025-01-13T13:30:37.263000000</dc:date>
    <meta:editing-duration>PT50S</meta:editing-duration>
    <meta:editing-cycles>2</meta:editing-cycles>
    <meta:document-statistic meta:object-count="2"/>
  </office:meta>
</office:document-meta>
</file>